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78cm" fo:margin-left="0.005cm" table:align="left"/>
    </style:style>
    <style:style style:name="Tableau2.A" style:family="table-column">
      <style:table-column-properties style:column-width="1.997cm"/>
    </style:style>
    <style:style style:name="Tableau2.B" style:family="table-column">
      <style:table-column-properties style:column-width="9.608cm"/>
    </style:style>
    <style:style style:name="Tableau2.C" style:family="table-column">
      <style:table-column-properties style:column-width="3.288cm"/>
    </style:style>
    <style:style style:name="Tableau2.D" style:family="table-column">
      <style:table-column-properties style:column-width="1.909cm"/>
    </style:style>
    <style:style style:name="Tableau2.E" style:family="table-column">
      <style:table-column-properties style:column-width="2.177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-left="none" fo:border-right="none" fo:border-top="0.05pt solid #000000" fo:border-bottom="none" style:writing-mode="lr-tb"/>
    </style:style>
    <style:style style:name="Tableau3.A2" style:family="table-cell">
      <style:table-cell-properties fo:padding="0.097cm" fo:border="none" style:writing-mode="lr-tb"/>
    </style:style>
    <style:style style:name="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3b89f7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officeooo:paragraph-rsid="004417d3" style:font-size-asian="10pt" style:font-size-complex="10pt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1b4c10" officeooo:paragraph-rsid="001b4c10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Standard">
      <style:text-properties style:font-name="Arial" fo:font-size="9pt" officeooo:paragraph-rsid="004417d3" style:font-size-asian="9pt" style:font-size-complex="9pt"/>
    </style:style>
    <style:style style:name="P13" style:family="paragraph" style:parent-style-name="Standard">
      <style:text-properties style:font-name="Arial" fo:font-size="9pt" officeooo:rsid="0062de83" officeooo:paragraph-rsid="00451776" style:font-size-asian="9pt" style:font-size-complex="9pt"/>
    </style:style>
    <style:style style:name="P14" style:family="paragraph" style:parent-style-name="Standard"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6" style:family="paragraph" style:parent-style-name="Standard">
      <style:text-properties fo:font-size="9pt" style:font-size-asian="9pt" style:font-size-complex="9pt"/>
    </style:style>
    <style:style style:name="P17" style:family="paragraph" style:parent-style-name="Standard">
      <style:text-properties fo:font-size="2pt" style:font-size-asian="2pt" style:font-size-complex="2pt"/>
    </style:style>
    <style:style style:name="P18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P19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officeooo:paragraph-rsid="003b27fd"/>
    </style:style>
    <style:style style:name="P20" style:family="paragraph" style:parent-style-name="Footer">
      <style:paragraph-properties fo:text-align="center" style:justify-single-word="false"/>
      <style:text-properties officeooo:paragraph-rsid="003b27fd"/>
    </style:style>
    <style:style style:name="P21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22" style:family="paragraph" style:parent-style-name="Text_20_body">
      <style:text-properties officeooo:paragraph-rsid="002764d2"/>
    </style:style>
    <style:style style:name="P23" style:family="paragraph" style:parent-style-name="Standard">
      <style:paragraph-properties fo:break-before="page"/>
      <style:text-properties style:font-name="Arial" fo:font-size="9pt" officeooo:paragraph-rsid="00451776" style:font-size-asian="9pt" style:font-size-complex="9pt"/>
    </style:style>
    <style:style style:name="P24" style:family="paragraph" style:parent-style-name="Heading_20_6">
      <style:text-properties style:font-name="Arial" fo:font-size="10pt" style:font-size-asian="10pt" style:font-size-complex="10pt"/>
    </style:style>
    <style:style style:name="P25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26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27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style:font-name="Arial" fo:font-size="9pt" officeooo:rsid="00290d3e" officeooo:paragraph-rsid="00451776" style:font-size-asian="9pt" style:font-size-complex="9pt"/>
    </style:style>
    <style:style style:name="P29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30" style:family="paragraph" style:parent-style-name="Heading_20_1">
      <style:text-properties officeooo:paragraph-rsid="002764d2"/>
    </style:style>
    <style:style style:name="P31" style:family="paragraph" style:parent-style-name="Heading_20_1">
      <style:text-properties officeooo:paragraph-rsid="002ad4f3"/>
    </style:style>
    <style:style style:name="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2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3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4" style:family="text">
      <style:text-properties fo:font-size="8pt" officeooo:rsid="0039aa52" style:font-size-asian="8pt" style:font-size-complex="8pt"/>
    </style:style>
    <style:style style:name="T5" style:family="text">
      <style:text-properties style:font-name="Arial"/>
    </style:style>
    <style:style style:name="T6" style:family="text">
      <style:text-properties style:font-name="Arial" fo:font-size="9pt" officeooo:rsid="000c98e8" style:font-size-asian="9pt" style:font-size-complex="9pt"/>
    </style:style>
    <style:style style:name="T7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8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9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style:font-name="Arial" fo:font-size="16pt" fo:font-weight="bold" officeooo:rsid="002764d2" style:font-size-asian="16pt" style:font-weight-asian="bold" style:font-size-complex="16pt" style:font-weight-complex="bold"/>
    </style:style>
    <style:style style:name="T11" style:family="text">
      <style:text-properties fo:color="#000000" style:font-name="Arial" fo:font-size="16pt" fo:font-weight="bold" officeooo:rsid="002ad4f3" style:font-size-asian="16pt" style:font-weight-asian="bold" style:font-size-complex="16pt" style:font-weight-complex="bold"/>
    </style:style>
    <style:style style:name="T12" style:family="text">
      <style:text-properties officeooo:rsid="006aea48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: asimage(company.logo)" text:anchor-type="page" text:anchor-page-number="1" svg:x="1.06cm" svg:y="0.681cm" svg:width="5.129cm" style:rel-width="27%" svg:height="1cm" style:rel-height="scale" draw:z-index="0">
        <draw:text-box>
          <text:p text:style-name="Frame_20_contents"/>
        </draw:text-box>
      </draw:frame>
      <text:p text:style-name="P29"><text:text-input text:description="&lt;for each=&quot;o in objects&quot;&gt;">&lt;for each o in objects&gt;</text:text-input><text:s/></text:p>
      <text:p text:style-name="P17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/>
            <text:p text:style-name="P14"><text:text-input text:description="&lt;if test=&quot;o.partner_id and o.partner_id.ref&quot;&gt;">&lt;if customer code&gt;</text:text-input><text:text-input text:description="&lt;_(&quot;Customer code:&quot;)&gt;">Customer code:</text:text-input><text:s/><text:text-input text:description="&lt;o.partner_id.ref&gt;">Customer ref</text:text-input><text:s/><text:text-input text:description="&lt;/if&gt;">&lt;/if&gt;</text:text-input></text:p>
            <text:p text:style-name="P14"><text:text-input text:description="&lt;if test=&quot;o.partner_id.vat&quot;&gt;">&lt;if VAT&gt;</text:text-input><text:text-input text:description="&lt;_(&quot;TIN:&quot;)&gt;">TIN:</text:text-input><text:s/><text:text-input text:description="&lt;o.partner_id.vat&gt;">VAT partner</text:text-input><text:text-input text:description="&lt;/if&gt;">&lt;/if&gt;</text:text-input></text:p>
            <text:p text:style-name="P14"/>
            <text:p text:style-name="P14"/>
            <text:h text:style-name="P30" text:outline-level="1"><text:span text:style-name="Police_20_par_20_défaut"><text:span text:style-name="T10"><text:text-input text:description="&lt;if test=&quot;o.state == 'draft'&quot;&gt;">&lt;if type_quotation&gt;</text:text-input></text:span></text:span></text:h>
            <text:h text:style-name="P31" text:outline-level="1"><text:span text:style-name="Police_20_par_20_défaut"><text:span text:style-name="T11"><text:text-input text:description="&lt;_(&quot;Draft Quotation&quot;)&gt;">Draft</text:text-input></text:span></text:span><text:bookmark-start text:name="__DdeLink__1120_1407961509"/><text:span text:style-name="Police_20_par_20_défaut"><text:span text:style-name="T10"><text:s/></text:span></text:span><text:span text:style-name="Police_20_par_20_défaut"><text:span text:style-name="T10"><text:text-input text:description="&lt;o.name&gt;">SOXXXXX</text:text-input></text:span></text:span><text:bookmark-end text:name="__DdeLink__1120_1407961509"/></text:h>
            <text:h text:style-name="P30" text:outline-level="1"><text:span text:style-name="Police_20_par_20_défaut"><text:span text:style-name="T9"><text:text-input text:description="&lt;/if&gt;">&lt;/if&gt;</text:text-input></text:span></text:span></text:h>
            <text:h text:style-name="P30" text:outline-level="1"><text:span text:style-name="Police_20_par_20_défaut"><text:span text:style-name="T10"><text:text-input text:description="&lt;if test=&quot;o.state == 'sent'&quot;&gt;">&lt;if type quotation send&gt;</text:text-input></text:span></text:span></text:h>
            <text:h text:style-name="P30" text:outline-level="1"><text:span text:style-name="Police_20_par_20_défaut"><text:span text:style-name="T10"><text:text-input text:description="&lt;_(&quot;Quotation&quot;)&gt;">Quotation</text:text-input></text:span></text:span><text:span text:style-name="Police_20_par_20_défaut"><text:span text:style-name="T10"><text:s/></text:span></text:span><text:span text:style-name="Police_20_par_20_défaut"><text:span text:style-name="T10"><text:text-input text:description="&lt;o.name&gt;">SOXXXXX</text:text-input></text:span></text:span></text:h>
            <text:h text:style-name="P30" text:outline-level="1"><text:span text:style-name="Police_20_par_20_défaut"><text:span text:style-name="T9"><text:text-input text:description="&lt;/if&gt;">&lt;/if&gt;</text:text-input></text:span></text:span></text:h>
            <text:h text:style-name="P30" text:outline-level="1"><text:bookmark-start text:name="__DdeLink__318_1844973400"/><text:span text:style-name="Police_20_par_20_défaut"><text:span text:style-name="T10"><text:text-input text:description="&lt;if test=&quot;o.state == 'sale'&quot;&gt;">&lt;if type sale&gt;</text:text-input></text:span></text:span></text:h>
            <text:h text:style-name="P30" text:outline-level="1"><text:span text:style-name="Police_20_par_20_défaut"><text:span text:style-name="T10"><text:text-input text:description="&lt;_(&quot;Sale Order&quot;)&gt;">Sale Order</text:text-input></text:span></text:span><text:span text:style-name="Police_20_par_20_défaut"><text:span text:style-name="T10"><text:s/></text:span></text:span><text:bookmark-start text:name="__DdeLink__1131_1407961509"/><text:span text:style-name="Police_20_par_20_défaut"><text:span text:style-name="T10"><text:text-input text:description="&lt;o.name&gt;">SOXXXXX</text:text-input></text:span></text:span><text:bookmark-end text:name="__DdeLink__1131_1407961509"/></text:h>
            <text:h text:style-name="P30" text:outline-level="1"><text:span text:style-name="Police_20_par_20_défaut"><text:span text:style-name="T9"><text:text-input text:description="&lt;/if&gt;">&lt;/if&gt;</text:text-input></text:span></text:span><text:bookmark-end text:name="__DdeLink__318_1844973400"/></text:h>
            <text:h text:style-name="P31" text:outline-level="1"><text:span text:style-name="Police_20_par_20_défaut"><text:span text:style-name="T11"><text:text-input text:description="&lt;if test=&quot;o.state == 'done'&quot;&gt;">&lt;if state done&gt;</text:text-input></text:span></text:span></text:h>
            <text:h text:style-name="P31" text:outline-level="1"><text:span text:style-name="Police_20_par_20_défaut"><text:span text:style-name="T10"><text:text-input text:description="&lt;_(&quot;Sale Order&quot;)&gt;">Sale Order</text:text-input></text:span></text:span><text:span text:style-name="Police_20_par_20_défaut"><text:span text:style-name="T10"><text:s/></text:span></text:span><text:bookmark-start text:name="__DdeLink__1131_14079615091"/><text:span text:style-name="Police_20_par_20_défaut"><text:span text:style-name="T10"><text:text-input text:description="&lt;o.name&gt;">SOXXXXX</text:text-input></text:span></text:span><text:bookmark-end text:name="__DdeLink__1131_14079615091"/></text:h>
            <text:h text:style-name="P31" text:outline-level="1"><text:span text:style-name="Police_20_par_20_défaut"><text:span text:style-name="T9"><text:text-input text:description="&lt;/if&gt;">&lt;/if&gt;</text:text-input></text:span></text:span></text:h>
            <text:h text:style-name="P30" text:outline-level="1"><text:span text:style-name="Police_20_par_20_défaut"><text:span text:style-name="T9"><text:text-input text:description="&lt;if test=&quot;o.state == 'cancel'&quot;&gt;">&lt;if cancelled&gt;</text:text-input></text:span></text:span></text:h>
            <text:h text:style-name="P30" text:outline-level="1"><text:span text:style-name="Police_20_par_20_défaut"><text:span text:style-name="T10"><text:text-input text:description="&lt;_(&quot;Cancelled Sale Order&quot;)&gt;">Cancelled Sale Order</text:text-input></text:span></text:span><text:span text:style-name="Police_20_par_20_défaut"><text:span text:style-name="T9"><text:s/></text:span></text:span><text:span text:style-name="Police_20_par_20_défaut"><text:span text:style-name="T10"><text:text-input text:description="&lt;o.name&gt;">SOXXXXX</text:text-input></text:span></text:span></text:h>
            <text:h text:style-name="P30" text:outline-level="1"><text:span text:style-name="Police_20_par_20_défaut"><text:span text:style-name="T9"><text:text-input text:description="&lt;/if&gt;">&lt;/if&gt;</text:text-input></text:span></text:span></text:h>
            <text:p text:style-name="P22"><text:span text:style-name="Police_20_par_20_défaut"><text:span text:style-name="T9"/></text:span></text:p>
            <text:p text:style-name="P16"><text:span text:style-name="T5"><text:text-input text:description="&lt;_(&quot;Dated&quot;)&gt;">Dated</text:text-input></text:span><text:span text:style-name="T5"><text:s/></text:span><text:span text:style-name="T5"><text:text-input text:description="&lt;o.date_order&gt;">2014-05-13</text:text-input></text:span></text:p>
          </table:table-cell>
          <table:table-cell table:style-name="Tableau1.A1" office:value-type="string">
            <text:p text:style-name="P10"/>
            <text:p text:style-name="P10"/>
            <text:p text:style-name="P6"/>
            <text:p text:style-name="P6"/>
            <text:p text:style-name="P12"><text:span text:style-name="T12"><text:text-input text:description="&lt;_(&quot;Attn:&quot;)&gt;">Attn:</text:text-input></text:span><text:span text:style-name="T12"><text:s/></text:span><text:span text:style-name="T12"><text:text-input text:description="&lt;(o.partner_id and o.partner_id.title and o.partner_id.title.name + ' ') or ''&gt;">Partner title</text:text-input></text:span><text:span text:style-name="T12"><text:text-input text:description="&lt;o.partner_id and o.partner_id.name or ''&gt;">Partner name</text:text-input></text:span></text:p>
            <text:p text:style-name="P12"/>
            <text:p text:style-name="P12"><text:text-input text:description="&lt;display_address(o.partner_id,False)&gt;">Address
2 lines</text:text-input></text:p>
            <text:p text:style-name="P12"/>
            <text:p text:style-name="P5"/>
          </table:table-cell>
        </table:table-row>
      </table:table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ext:soft-page-break/>
        <table:table-row>
          <table:table-cell table:style-name="Tableau2.A1" office:value-type="string">
            <text:h text:style-name="P25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24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26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26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27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15"><text:text-input text:description="&lt;for each=&quot;line in o.order_line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10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10"><text:text-input text:description="&lt;line.name&gt;">Name</text:text-input></text:p>
          </table:table-cell>
          <table:table-cell table:style-name="Tableau2.A3" office:value-type="string">
            <text:p text:style-name="P11"><text:text-input text:description="&lt;formatLang(line.product_uom_qty, digits=0)&gt;">112</text:text-input></text:p>
          </table:table-cell>
          <table:table-cell table:style-name="Tableau2.A3" office:value-type="string">
            <text:p text:style-name="P11"><text:text-input text:description="&lt;formatLang(line.price_unit or 0.00)&gt;">100 000</text:text-input><text:s/><text:text-input text:description="&lt;o.currency_id.symbol&gt;">€</text:text-input></text:p>
          </table:table-cell>
          <table:table-cell table:style-name="Tableau2.A3" office:value-type="string">
            <text:p text:style-name="P11"><text:text-input text:description="&lt;formatLang(line.price_subtotal or 0.00)&gt;">100 000,00</text:text-input><text:s/>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15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<text:text-input text:description="&lt;_(&quot;Net Total&quot;)&gt;">Net Tota</text:text-input></text:p>
          </table:table-cell>
          <table:table-cell table:style-name="Tableau3.A1" office:value-type="string">
            <text:p text:style-name="P8"><text:text-input text:description="&lt;formatLang(o.amount_untaxed)&gt;">1 000 000,00</text:text-input><text:s/>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10"><text:text-input text:description="&lt;_(&quot;Taxes&quot;)&gt;">Taxes</text:text-input></text:p>
          </table:table-cell>
          <table:table-cell table:style-name="Tableau3.A2" office:value-type="string">
            <text:p text:style-name="P11"><text:s/><text:text-input text:description="&lt;formatLang(o.amount_tax)&gt;">100 000,00</text:text-input><text:s/>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7"><text:text-input text:description="&lt;_(&quot;Total&quot;)&gt;">Total</text:text-input></text:p>
          </table:table-cell>
          <table:table-cell table:style-name="Tableau3.A1" office:value-type="string">
            <text:p text:style-name="P8"><text:s/><text:text-input text:description="&lt;formatLang(o.amount_total)&gt;">1 000 000,00</text:text-input><text:s/><text:text-input text:description="&lt;o.currency_id.symbol&gt;">€</text:text-input></text:p>
          </table:table-cell>
        </table:table-row>
      </table:table>
      <text:p text:style-name="P10"><text:text-input text:description="&lt;_(&quot;Due date&quot;)&gt;">Due date</text:text-input><text:s/>: <text:text-input text:description="&lt;formatLang(o.validity_date, date=True)&gt;">2014-06-01</text:text-input></text:p>
      <text:p text:style-name="P10"/>
      <text:p text:style-name="P10"><text:text-input text:description="&lt;if test=&quot;o.payment_term_id and o.payment_term_id.note&quot;&gt;">&lt;if payment_term&gt;</text:text-input><text:text-input text:description="&lt;o.payment_term_id.note&gt;">Payment term note</text:text-input><text:text-input text:description="&lt;/if&gt;">&lt;/if&gt;</text:text-input></text:p>
      <text:p text:style-name="P10"/>
      <text:p text:style-name="P10"><text:text-input text:description="&lt;if test=&quot;o.note&quot;&gt;">&lt;if comment&gt;</text:text-input><text:text-input text:description="&lt;o.note&gt;">Notes</text:text-input><text:text-input text:description="&lt;/if&gt;">&lt;/if&gt;</text:text-input></text:p>
      <text:p text:style-name="P10"/>
      <text:p text:style-name="P13"><text:text-input text:description="&lt;if test=&quot;o != objects[-1]&quot;&gt;">&lt;if not last&gt;</text:text-input></text:p>
      <text:p text:style-name="P23"/>
      <text:p text:style-name="P28"><text:text-input text:description="&lt;/if&gt;">&lt;/if&gt;</text:text-input></text:p>
      <text:p text:style-name="P16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1" fo:font-family="Arial, Helvetica" style:font-family-generic="swiss" fo:font-size="12pt" style:font-name-asian="Arial1" style:font-family-asian="Arial, Helvetica" style:font-family-generic-asian="swiss" style:font-size-asian="12pt" style:font-name-complex="Arial1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3b89f7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MP6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officeooo:paragraph-rsid="003b27fd"/>
    </style:style>
    <style:style style:name="MP7" style:family="paragraph" style:parent-style-name="Footer">
      <style:paragraph-properties fo:text-align="center" style:justify-single-word="false"/>
      <style:text-properties officeooo:paragraph-rsid="003b27fd"/>
    </style:style>
    <style:style style:name="MP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2" style:family="text">
      <style:text-properties fo:font-size="8pt" officeooo:rsid="0039aa52" style:font-size-asian="8pt" style:font-size-complex="8pt"/>
    </style:style>
    <style:style style:name="MT3" style:family="text">
      <style:text-properties style:font-name="Arial" fo:font-size="9pt" officeooo:rsid="000c98e8" style:font-size-asian="9pt" style:font-size-complex="9pt"/>
    </style:style>
    <style:style style:name="MT4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5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M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partner_id.street&gt;">Street</text:text-input></text:p>
        <text:p text:style-name="MP2"><text:text-input text:description="&lt;if test='company.partner_id.street2'&gt;">&lt;if street2&gt;</text:text-input></text:p>
        <text:p text:style-name="MP2"><text:text-input text:description="&lt;company.partner_id.street2&gt;">Street2</text:text-input></text:p>
        <text:p text:style-name="MP2"><text:text-input text:description="&lt;/if&gt;">&lt;/if&gt;</text:text-input></text:p>
        <text:p text:style-name="MP1"><text:text-input text:description="&lt;company.partner_id.zip&gt;">Zip</text:text-input><text:s/><text:text-input text:description="&lt;company.partner_id.city&gt;">City</text:text-input></text:p>
        <text:p text:style-name="MP3"><text:tab/>Tel :<text:tab/><text:text-input text:description="&lt;company.partner_id.phone&gt;">+33 (0)2 00 00 00 00</text:text-input></text:p>
        <text:p text:style-name="MP4"><text:tab/>Fax :<text:tab/><text:text-input text:description="&lt;company.partner_id.fax&gt;">+33 (0)2 00 00 00 00</text:text-input></text:p>
        <text:p text:style-name="MP1"><text:text-input text:description="&lt;company.partner_id.email&gt;">email@company.com</text:text-input></text:p>
        <text:p text:style-name="MP5"/>
      </style:header>
      <style:footer>
        <text:p text:style-name="MP6"><text:bookmark-start text:name="__DdeLink__909_328448139"/></text:p>
        <text:p text:style-name="MP7"><draw:frame draw:style-name="Mfr1" draw:name="Cadre1" text:anchor-type="paragraph" svg:x="17.124cm" svg:y="0.487cm" svg:width="1.917cm" draw:z-index="3"><draw:text-box fo:min-height="0.639cm"><text:p text:style-name="MP8"><text:text-input text:description="&lt;_(&quot;Page&quot;)&gt;">Page</text:text-input><text:s/><text:page-number text:select-page="current">3</text:page-number>/<text:page-count>3</text:page-count></text:p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2"><text:s/></text:span></text:span><text:span text:style-name="Police_20_par_20_défaut"><text:span text:style-name="MT3"><text:text-input text:description="&lt;_(&quot;with a registred capital of&quot;)&gt;">with a registred capital of</text:text-input></text:span></text:span><text:span text:style-name="Police_20_par_20_défaut"><text:span text:style-name="MT2"><text:s/></text:span></text:span><text:span text:style-name="Police_20_par_20_défaut"><text:span text:style-name="MT4"><text:text-input text:description="&lt;formatLang(o.company_id.capital_stock, digits=2)&gt;">capital_stock</text:text-input></text:span></text:span><text:span text:style-name="Police_20_par_20_défaut"><text:span text:style-name="MT1"><text:s/></text:span></text:span><text:span text:style-name="Police_20_par_20_défaut"><text:span text:style-name="MT5"><text:text-input text:description="&lt;o.company_id.currency_id.symbol&gt;">symbol</text:text-input></text:span></text:span><text:span text:style-name="Police_20_par_20_défaut"><text:span text:style-name="MT5"><text:s/>- </text:span></text:span><text:span text:style-name="Police_20_par_20_défaut"><text:span text:style-name="MT1"><text:text-input text:description="&lt;o.company_id.company_registry&gt;">company_registry</text:text-input></text:span></text:span><text:span text:style-name="Police_20_par_20_défaut"><text:span text:style-name="MT1"><text:s/>- </text:span></text:span><text:span text:style-name="Police_20_par_20_défaut"><text:span text:style-name="MT6"><text:text-input text:description="&lt;_(&quot;N° VAT&quot;)&gt;">N° VAT</text:text-input></text:span></text:span><text:span text:style-name="Police_20_par_20_défaut"><text:span text:style-name="MT6"><text:s/></text:span></text:span><text:span text:style-name="Police_20_par_20_défaut"><text:span text:style-name="MT7"><text:text-input text:description="&lt;o.company_id.vat&gt;">vat</text:text-input></text:span></text:span><text:bookmark-end text:name="__DdeLink__909_328448139"/></text:p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ules </meta:initial-creator>
    <meta:creation-date>2011-08-03T10:16:00Z</meta:creation-date>
    <dc:date>2019-06-27T14:53:19.682051311</dc:date>
    <meta:editing-cycles>528</meta:editing-cycles>
    <meta:editing-duration>PT8H57M</meta:editing-duration>
    <meta:document-statistic meta:table-count="3" meta:image-count="0" meta:object-count="0" meta:page-count="3" meta:paragraph-count="56" meta:word-count="331" meta:character-count="1031" meta:non-whitespace-character-count="933"/>
    <meta:template xlink:type="simple" xlink:actuate="onRequest" xlink:title="" xlink:href="Normal.dotm"/>
  </office:meta>
</office:document-meta>
</file>